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Mangal1" svg:font-family="Mangal"/>
    <style:font-face style:name="OpenSymbol" svg:font-family="OpenSymbol, 'Arial Unicode MS'"/>
    <style:font-face style:name="Symbol" svg:font-family="Symbol"/>
    <style:font-face style:name="Tahoma1" svg:font-family="Tahoma"/>
    <style:font-face style:name="Andale Sans UI" svg:font-family="'Andale Sans UI', 'Arial Unicode MS'" style:font-pitch="variable"/>
    <style:font-face style:name="Tahoma2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397cm" fo:text-align="justify" style:justify-single-word="false" fo:orphans="2" fo:widows="2"/>
    </style:style>
    <style:style style:name="P2" style:family="paragraph" style:parent-style-name="Standard" style:list-style-name="WW8Num3">
      <style:paragraph-properties style:line-height-at-least="0.397cm" fo:text-align="justify" style:justify-single-word="false" fo:orphans="2" fo:widows="2"/>
    </style:style>
    <style:style style:name="P3" style:family="paragraph" style:parent-style-name="Standard">
      <style:text-properties fo:color="#000000" style:font-name="Tahoma" fo:font-size="14pt" style:font-size-asian="14pt" style:font-name-complex="Tahoma" style:font-size-complex="14pt"/>
    </style:style>
    <style:style style:name="P4" style:family="paragraph" style:parent-style-name="Standard">
      <style:text-properties fo:color="#000000" style:font-name="Tahoma" fo:font-size="14pt" fo:language="en" fo:country="US" fo:font-style="normal" style:font-size-asian="14pt" style:font-style-asian="normal" style:font-name-complex="Tahoma" style:font-size-complex="14pt" style:font-style-complex="normal"/>
    </style:style>
    <style:style style:name="P5" style:family="paragraph" style:parent-style-name="Standard">
      <style:text-properties fo:font-variant="normal" fo:text-transform="none" fo:color="#000000" style:font-name="Tahoma" fo:font-size="14pt" fo:letter-spacing="normal" fo:language="en" fo:country="US" fo:font-style="normal" fo:font-weight="normal" style:font-size-asian="14pt" style:font-style-asian="normal" style:font-weight-asian="normal" style:font-name-complex="Tahoma" style:font-size-complex="14pt" style:font-weight-complex="normal"/>
    </style:style>
    <style:style style:name="P6" style:family="paragraph" style:parent-style-name="Standard" style:list-style-name="WW8Num4">
      <style:text-properties fo:font-variant="normal" fo:text-transform="none" fo:color="#000000" style:font-name="Tahoma" fo:font-size="14pt" fo:letter-spacing="normal" fo:language="en" fo:country="US" fo:font-style="normal" style:font-size-asian="14pt" style:font-style-asian="normal" style:font-name-complex="Tahoma" style:font-size-complex="14pt" style:font-style-complex="normal"/>
    </style:style>
    <style:style style:name="P7" style:family="paragraph" style:parent-style-name="Standard">
      <style:text-properties fo:font-variant="normal" fo:text-transform="none" fo:color="#333333" style:font-name="Tahoma" fo:font-size="14pt" fo:letter-spacing="normal" fo:language="en" fo:country="US" fo:font-style="normal" style:font-size-asian="14pt" style:font-style-asian="normal" style:font-name-complex="Tahoma" style:font-size-complex="14pt" style:font-style-complex="normal"/>
    </style:style>
    <style:style style:name="P8" style:family="paragraph" style:parent-style-name="Standard">
      <style:text-properties style:font-name="Tahoma" fo:font-size="14pt" style:font-size-asian="14pt" style:font-name-complex="Tahoma" style:font-size-complex="14pt"/>
    </style:style>
    <style:style style:name="P9" style:family="paragraph" style:parent-style-name="Standard">
      <style:text-properties style:font-name="Tahoma" fo:font-size="14pt" officeooo:paragraph-rsid="00206b1a" style:font-size-asian="14pt" style:font-name-complex="Tahoma" style:font-size-complex="14pt"/>
    </style:style>
    <style:style style:name="P10" style:family="paragraph" style:parent-style-name="Standard">
      <style:text-properties style:font-name="Tahoma" fo:font-size="14pt" fo:language="en" fo:country="US" style:font-size-asian="14pt" style:font-name-complex="Tahoma" style:font-size-complex="14pt"/>
    </style:style>
    <style:style style:name="P11" style:family="paragraph" style:parent-style-name="Standard">
      <style:text-properties style:font-name="Tahoma" fo:font-size="14pt" fo:font-style="normal" fo:font-weight="normal" style:font-size-asian="14pt" style:font-style-asian="normal" style:font-weight-asian="normal" style:font-name-complex="Tahoma" style:font-size-complex="14pt" style:font-style-complex="normal" style:font-weight-complex="normal"/>
    </style:style>
    <style:style style:name="P12" style:family="paragraph" style:parent-style-name="Standard" style:list-style-name="WW8Num2"/>
    <style:style style:name="P13" style:family="paragraph" style:parent-style-name="Standard">
      <style:text-properties officeooo:paragraph-rsid="001e9bc1"/>
    </style:style>
    <style:style style:name="P14" style:family="paragraph" style:parent-style-name="Standard">
      <style:paragraph-properties fo:margin-left="0cm" fo:margin-right="0cm" style:line-height-at-least="0.397cm" fo:text-align="justify" style:justify-single-word="false" fo:orphans="2" fo:widows="2" fo:text-indent="0cm" style:auto-text-indent="false"/>
    </style:style>
    <style:style style:name="P15" style:family="paragraph" style:parent-style-name="Standard">
      <style:paragraph-properties fo:margin-left="0cm" fo:margin-right="0cm" style:line-height-at-least="0.397cm" fo:text-align="justify" style:justify-single-word="false" fo:orphans="2" fo:widows="2" fo:text-indent="0cm" style:auto-text-indent="false"/>
      <style:text-properties style:font-name="Tahoma" fo:font-size="14pt" fo:language="en" fo:country="US" style:font-size-asian="14pt" style:font-name-complex="Tahoma" style:font-size-complex="14pt"/>
    </style:style>
    <style:style style:name="P16" style:family="paragraph" style:parent-style-name="Standard">
      <style:paragraph-properties fo:margin-left="0cm" fo:margin-right="0cm" style:line-height-at-least="0.397cm" fo:text-align="justify" style:justify-single-word="false" fo:orphans="2" fo:widows="2" fo:text-indent="0cm" style:auto-text-indent="false"/>
      <style:text-properties style:font-name="Tahoma" fo:font-size="14pt" fo:language="en" fo:country="US" fo:font-weight="normal" style:font-size-asian="14pt" style:font-weight-asian="normal" style:font-name-complex="Tahoma" style:font-size-complex="14pt" style:font-weight-complex="normal"/>
    </style:style>
    <style:style style:name="P17" style:family="paragraph" style:parent-style-name="Standard">
      <style:paragraph-properties fo:margin-left="0cm" fo:margin-right="0cm" style:line-height-at-least="0.397cm" fo:text-align="justify" style:justify-single-word="false" fo:orphans="2" fo:widows="2" fo:text-indent="0cm" style:auto-text-indent="false"/>
      <style:text-properties fo:font-variant="normal" fo:text-transform="none" fo:color="#333333" style:font-name="Tahoma" fo:font-size="16pt" fo:letter-spacing="normal" fo:language="en" fo:country="US" fo:font-style="normal" fo:font-weight="bold" style:font-size-asian="16pt" style:font-style-asian="normal" style:font-weight-asian="bold" style:font-name-complex="Tahoma" style:font-size-complex="16pt" style:font-weight-complex="bold"/>
    </style:style>
    <style:style style:name="P18" style:family="paragraph" style:parent-style-name="Standard">
      <style:paragraph-properties fo:margin-left="0cm" fo:margin-right="0cm" style:line-height-at-least="0.397cm" fo:text-align="justify" style:justify-single-word="false" fo:orphans="2" fo:widows="2" fo:text-indent="0cm" style:auto-text-indent="false"/>
      <style:text-properties fo:font-variant="normal" fo:text-transform="none" fo:color="#333333" style:font-name="Tahoma" fo:font-size="16pt" fo:letter-spacing="normal" fo:language="en" fo:country="US" fo:font-style="normal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P19" style:family="paragraph" style:parent-style-name="Standard">
      <style:paragraph-properties fo:margin-left="0cm" fo:margin-right="0cm" style:line-height-at-least="0.397cm" fo:text-align="justify" style:justify-single-word="false" fo:orphans="2" fo:widows="2" fo:text-indent="0cm" style:auto-text-indent="false"/>
      <style:text-properties fo:font-variant="normal" fo:text-transform="none" fo:color="#000000" style:font-name="Tahoma" fo:font-size="14pt" fo:letter-spacing="normal" fo:language="en" fo:country="US" fo:font-style="normal" fo:font-weight="normal" style:font-size-asian="14pt" style:font-style-asian="normal" style:font-weight-asian="normal" style:font-name-complex="Tahoma" style:font-size-complex="14pt" style:font-weight-complex="normal"/>
    </style:style>
    <style:style style:name="P20" style:family="paragraph" style:parent-style-name="Standard" style:master-page-name="Standard">
      <style:paragraph-properties fo:margin-left="0cm" fo:margin-right="0cm" style:line-height-at-least="0.397cm" fo:text-align="justify" style:justify-single-word="false" fo:orphans="2" fo:widows="2" fo:text-indent="0cm" style:auto-text-indent="false" style:page-number="auto"/>
    </style:style>
    <style:style style:name="T1" style:family="text">
      <style:text-properties fo:font-variant="normal" fo:text-transform="none" fo:color="#333333" style:font-name="Tahoma" fo:font-size="16pt" fo:letter-spacing="normal" fo:font-style="normal" fo:font-weight="bold" style:font-size-asian="16pt" style:font-style-asian="normal" style:font-weight-asian="bold" style:font-name-complex="Tahoma" style:font-size-complex="16pt"/>
    </style:style>
    <style:style style:name="T2" style:family="text">
      <style:text-properties fo:font-variant="normal" fo:text-transform="none" fo:color="#333333" style:font-name="Tahoma" fo:font-size="16pt" fo:letter-spacing="normal" fo:font-style="normal" fo:font-weight="bold" style:font-size-asian="16pt" style:font-style-asian="normal" style:font-weight-asian="bold" style:font-name-complex="Tahoma" style:font-size-complex="16pt" style:font-weight-complex="bold"/>
    </style:style>
    <style:style style:name="T3" style:family="text">
      <style:text-properties fo:font-variant="normal" fo:text-transform="none" fo:color="#333333" style:font-name="Tahoma" fo:font-size="16pt" fo:letter-spacing="normal" fo:language="en" fo:country="US" fo:font-style="normal" fo:font-weight="bold" style:font-size-asian="16pt" style:font-style-asian="normal" style:font-weight-asian="bold" style:font-name-complex="Tahoma" style:font-size-complex="16pt" style:font-weight-complex="bold"/>
    </style:style>
    <style:style style:name="T4" style:family="text">
      <style:text-properties fo:font-variant="normal" fo:text-transform="none" fo:color="#333333" fo:letter-spacing="normal" fo:font-style="normal" style:font-style-asian="normal"/>
    </style:style>
    <style:style style:name="T5" style:family="text">
      <style:text-properties fo:font-variant="normal" fo:text-transform="none" fo:color="#333333" style:font-name="Tahoma" fo:font-size="14pt" fo:letter-spacing="normal" fo:font-style="normal" style:font-size-asian="14pt" style:font-style-asian="normal" style:font-name-complex="Tahoma" style:font-size-complex="14pt" style:font-style-complex="normal"/>
    </style:style>
    <style:style style:name="T6" style:family="text">
      <style:text-properties fo:font-variant="normal" fo:text-transform="none" fo:color="#333333" style:font-name="Tahoma" fo:font-size="14pt" fo:letter-spacing="normal" fo:language="en" fo:country="US" fo:font-style="normal" style:font-size-asian="14pt" style:font-style-asian="normal" style:font-name-complex="Tahoma" style:font-size-complex="14pt" style:font-style-complex="normal"/>
    </style:style>
    <style:style style:name="T7" style:family="text">
      <style:text-properties fo:font-variant="normal" fo:text-transform="none" fo:color="#000000" style:font-name="Tahoma" fo:font-size="14pt" fo:letter-spacing="normal" fo:font-style="normal" style:font-size-asian="14pt" style:font-style-asian="normal" style:font-name-complex="Tahoma" style:font-size-complex="14pt"/>
    </style:style>
    <style:style style:name="T8" style:family="text">
      <style:text-properties fo:font-variant="normal" fo:text-transform="none" fo:color="#000000" style:font-name="Tahoma" fo:font-size="14pt" fo:letter-spacing="normal" fo:language="en" fo:country="US" fo:font-style="normal" fo:font-weight="normal" style:font-size-asian="14pt" style:font-style-asian="normal" style:font-weight-asian="normal" style:font-name-complex="Tahoma" style:font-size-complex="14pt" style:font-weight-complex="normal"/>
    </style:style>
    <style:style style:name="T9" style:family="text">
      <style:text-properties fo:font-variant="normal" fo:text-transform="none" fo:color="#000000" style:font-name="Tahoma" fo:font-size="14pt" fo:letter-spacing="normal" fo:language="en" fo:country="US" fo:font-style="normal" fo:font-weight="normal" style:font-size-asian="14pt" style:font-style-asian="normal" style:font-weight-asian="normal" style:font-name-complex="Tahoma" style:font-size-complex="14pt" style:font-style-complex="italic" style:font-weight-complex="normal"/>
    </style:style>
    <style:style style:name="T10" style:family="text">
      <style:text-properties fo:font-variant="normal" fo:text-transform="none" fo:color="#000000" style:font-name="Tahoma" fo:font-size="14pt" fo:letter-spacing="normal" fo:language="en" fo:country="US" fo:font-style="normal" fo:font-weight="normal" fo:background-color="#ffffff" loext:char-shading-value="0" style:font-size-asian="14pt" style:font-style-asian="normal" style:font-weight-asian="normal" style:font-name-complex="Tahoma" style:font-size-complex="14pt" style:font-style-complex="italic" style:font-weight-complex="normal"/>
    </style:style>
    <style:style style:name="T11" style:family="text">
      <style:text-properties fo:font-variant="normal" fo:text-transform="none" fo:color="#000000" style:font-name="Tahoma" fo:font-size="14pt" fo:letter-spacing="normal" fo:language="en" fo:country="US" fo:font-style="normal" fo:font-weight="bold" fo:background-color="#ffffff" loext:char-shading-value="0" style:font-size-asian="14pt" style:font-style-asian="normal" style:font-weight-asian="bold" style:font-name-complex="Tahoma" style:font-size-complex="14pt" style:font-style-complex="italic" style:font-weight-complex="normal"/>
    </style:style>
    <style:style style:name="T12" style:family="text">
      <style:text-properties fo:font-variant="normal" fo:text-transform="none" fo:color="#000000" style:font-name="Tahoma" fo:font-size="14pt" fo:letter-spacing="normal" fo:language="en" fo:country="US" fo:font-style="normal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T13" style:family="text">
      <style:text-properties fo:font-variant="normal" fo:text-transform="none" fo:color="#000000" style:font-name="Tahoma" fo:font-size="14pt" fo:letter-spacing="normal" fo:language="en" fo:country="US" fo:font-style="normal" style:font-size-asian="14pt" style:font-style-asian="normal" style:font-name-complex="Tahoma" style:font-size-complex="14pt" style:font-style-complex="normal"/>
    </style:style>
    <style:style style:name="T14" style:family="text">
      <style:text-properties fo:font-variant="normal" fo:text-transform="none" fo:color="#000000" style:font-name="Tahoma" fo:font-size="14pt" fo:letter-spacing="normal" fo:language="ru" fo:country="RU" fo:font-style="normal" fo:font-weight="normal" style:font-size-asian="14pt" style:font-style-asian="normal" style:font-weight-asian="normal" style:font-name-complex="Tahoma" style:font-size-complex="14pt" style:font-weight-complex="normal"/>
    </style:style>
    <style:style style:name="T15" style:family="text">
      <style:text-properties fo:font-variant="normal" fo:text-transform="none" fo:color="#000000" style:font-name="Tahoma" fo:font-size="14pt" fo:letter-spacing="normal" fo:language="en" fo:country="US" fo:font-style="normal" fo:font-weight="normal" style:font-size-asian="14pt" style:font-style-asian="normal" style:font-weight-asian="normal" style:font-name-complex="Tahoma" style:font-size-complex="14pt" style:font-weight-complex="normal"/>
    </style:style>
    <style:style style:name="T16" style:family="text">
      <style:text-properties fo:font-variant="normal" fo:text-transform="none" fo:color="#000000" style:font-name="Tahoma" fo:font-size="14pt" fo:letter-spacing="normal" fo:language="en" fo:country="US" fo:font-style="normal" fo:font-weight="normal" officeooo:rsid="001e9bc1" style:font-size-asian="14pt" style:font-style-asian="normal" style:font-weight-asian="normal" style:font-name-complex="Tahoma" style:font-size-complex="14pt" style:font-weight-complex="normal"/>
    </style:style>
    <style:style style:name="T17" style:family="text">
      <style:text-properties fo:font-variant="normal" fo:text-transform="none" fo:color="#000000" style:font-name="Tahoma" fo:font-size="14pt" fo:letter-spacing="normal" fo:language="en" fo:country="US" fo:font-style="normal" style:text-underline-style="none" fo:font-weight="normal" style:font-size-asian="14pt" style:font-style-asian="normal" style:font-weight-asian="normal" style:font-name-complex="Tahoma" style:font-size-complex="14pt" style:font-weight-complex="normal"/>
    </style:style>
    <style:style style:name="T18" style:family="text">
      <style:text-properties fo:font-variant="normal" fo:text-transform="none" style:font-name="Tahoma" fo:font-size="14pt" fo:letter-spacing="normal" fo:language="en" fo:country="US" fo:font-style="normal" fo:font-weight="normal" fo:background-color="#ffffff" loext:char-shading-value="0" style:font-size-asian="14pt" style:font-style-asian="normal" style:font-weight-asian="normal" style:font-name-complex="Tahoma" style:font-size-complex="14pt" style:font-style-complex="italic" style:font-weight-complex="normal"/>
    </style:style>
    <style:style style:name="T19" style:family="text">
      <style:text-properties fo:font-variant="normal" fo:text-transform="none" style:font-name="Tahoma" fo:font-size="14pt" fo:letter-spacing="normal" fo:language="en" fo:country="US" fo:font-style="normal" fo:font-weight="normal" style:font-size-asian="14pt" style:font-style-asian="normal" style:font-weight-asian="normal" style:font-name-complex="Tahoma" style:font-size-complex="14pt" style:font-weight-complex="normal"/>
    </style:style>
    <style:style style:name="T20" style:family="text">
      <style:text-properties fo:font-variant="normal" fo:text-transform="none" style:font-name="Tahoma" fo:font-size="14pt" fo:letter-spacing="normal" fo:language="en" fo:country="US" fo:font-style="normal" fo:font-weight="normal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21" style:family="text">
      <style:text-properties fo:font-variant="normal" fo:text-transform="none" style:font-name="Tahoma" fo:font-size="14pt" fo:letter-spacing="normal" fo:language="en" fo:country="US" fo:font-style="normal" style:text-underline-style="solid" style:text-underline-width="auto" style:text-underline-color="font-color" fo:font-weight="normal" fo:background-color="#ffffff" loext:char-shading-value="0" style:font-size-asian="14pt" style:font-style-asian="normal" style:font-weight-asian="normal" style:font-name-complex="Tahoma" style:font-size-complex="14pt" style:font-style-complex="italic" style:font-weight-complex="normal"/>
    </style:style>
    <style:style style:name="T22" style:family="text">
      <style:text-properties fo:font-variant="normal" fo:text-transform="none" style:font-name="Tahoma" fo:font-size="14pt" fo:letter-spacing="normal" fo:font-style="normal" fo:font-weight="normal" style:font-size-asian="14pt" style:font-style-asian="normal" style:font-weight-asian="normal" style:font-name-complex="Tahoma" style:font-size-complex="14pt" style:font-weight-complex="normal"/>
    </style:style>
    <style:style style:name="T23" style:family="text">
      <style:text-properties fo:font-variant="normal" fo:text-transform="none" fo:color="#000080" style:font-name="Tahoma" fo:font-size="14pt" fo:letter-spacing="normal" fo:language="en" fo:country="US" fo:font-style="normal" fo:font-weight="normal" officeooo:rsid="001e9bc1" style:font-size-asian="14pt" style:font-style-asian="normal" style:font-weight-asian="normal" style:font-name-complex="Tahoma" style:font-size-complex="14pt" style:font-weight-complex="normal"/>
    </style:style>
    <style:style style:name="T24" style:family="text">
      <style:text-properties fo:font-variant="normal" fo:text-transform="none" fo:color="#000080" style:font-name="Tahoma" fo:font-size="14pt" fo:letter-spacing="normal" fo:language="en" fo:country="US" fo:font-style="normal" fo:font-weight="normal" style:font-size-asian="14pt" style:font-style-asian="normal" style:font-weight-asian="normal" style:font-name-complex="Tahoma" style:font-size-complex="14pt" style:font-weight-complex="normal"/>
    </style:style>
    <style:style style:name="T25" style:family="text">
      <style:text-properties style:font-name="Tahoma" fo:font-size="16pt" style:font-size-asian="16pt" style:font-name-complex="Tahoma" style:font-size-complex="16pt"/>
    </style:style>
    <style:style style:name="T26" style:family="text">
      <style:text-properties style:font-name="Tahoma" fo:font-size="16pt" fo:language="en" fo:country="US" fo:font-weight="bold" style:font-size-asian="16pt" style:font-weight-asian="bold" style:font-name-complex="Tahoma" style:font-size-complex="16pt" style:font-weight-complex="bold"/>
    </style:style>
    <style:style style:name="T27" style:family="text">
      <style:text-properties style:font-name="Tahoma" fo:font-size="14pt" fo:language="en" fo:country="US" style:font-size-asian="14pt" style:font-name-complex="Tahoma" style:font-size-complex="14pt"/>
    </style:style>
    <style:style style:name="T28" style:family="text">
      <style:text-properties style:font-name="Tahoma" fo:font-size="14pt" fo:language="en" fo:country="US" fo:font-weight="normal" style:font-size-asian="14pt" style:font-weight-asian="normal" style:font-name-complex="Tahoma" style:font-size-complex="14pt" style:font-weight-complex="normal"/>
    </style:style>
    <style:style style:name="T29" style:family="text">
      <style:text-properties style:font-name="Tahoma" fo:font-size="14pt" fo:language="ru" fo:country="RU" fo:font-weight="normal" style:font-size-asian="14pt" style:font-weight-asian="normal" style:font-name-complex="Tahoma" style:font-size-complex="14pt" style:font-weight-complex="normal"/>
    </style:style>
    <style:style style:name="T30" style:family="text">
      <style:text-properties fo:language="en" fo:country="US" officeooo:rsid="00206b1a"/>
    </style:style>
    <style:style style:name="T31" style:family="text">
      <style:text-properties fo:color="#000000" style:font-name="Tahoma" fo:font-size="14pt" style:font-size-asian="14pt" style:font-name-complex="Tahoma" style:font-size-complex="14pt"/>
    </style:style>
    <style:style style:name="T32" style:family="text">
      <style:text-properties fo:color="#000000" style:font-name="Tahoma" fo:font-size="14pt" fo:language="en" fo:country="US" style:font-size-asian="14pt" style:font-name-complex="Tahoma" style:font-size-complex="14pt"/>
    </style:style>
    <style:style style:name="T33" style:family="text">
      <style:text-properties fo:color="#000000" style:font-name="Tahoma" fo:font-size="14pt" fo:language="en" fo:country="US" fo:font-style="normal" style:font-size-asian="14pt" style:font-style-asian="normal" style:font-name-complex="Tahoma" style:font-size-complex="14pt" style:font-style-complex="normal"/>
    </style:style>
    <style:style style:name="T34" style:family="text">
      <style:text-properties style:font-name="Tahoma" fo:font-size="14pt" fo:font-style="italic" style:font-size-asian="14pt" style:font-style-asian="italic" style:font-name-complex="Tahoma" style:font-size-complex="14pt" style:font-style-complex="italic"/>
    </style:style>
    <style:style style:name="T35" style:family="text">
      <style:text-properties style:font-name="Tahoma" fo:font-size="14pt" style:font-size-asian="14pt" style:font-name-complex="Tahoma" style:font-size-complex="14pt"/>
    </style:style>
    <style:style style:name="T36" style:family="text">
      <style:text-properties style:font-name="Tahoma" fo:font-size="14pt" fo:language="en" fo:country="US" style:font-size-asian="14pt" style:font-name-complex="Tahoma" style:font-size-complex="14pt"/>
    </style:style>
    <style:style style:name="T37" style:family="text">
      <style:text-properties style:font-name="Tahoma" fo:font-size="14pt" fo:language="en" fo:country="US" officeooo:rsid="00206b1a" style:font-size-asian="14pt" style:font-name-complex="Tahoma" style:font-size-complex="14pt"/>
    </style:style>
    <style:style style:name="T38" style:family="text">
      <style:text-properties style:font-name="Tahoma" fo:font-size="14pt" fo:language="en" fo:country="US" fo:font-weight="normal" style:font-size-asian="14pt" style:font-weight-asian="normal" style:font-name-complex="Tahoma" style:font-size-complex="14pt" style:font-weight-complex="normal"/>
    </style:style>
    <style:style style:name="T39" style:family="text">
      <style:text-properties style:font-name="Tahoma" fo:font-size="14pt" fo:language="en" fo:country="US" fo:font-weight="normal" style:font-size-asian="14pt" style:font-weight-asian="normal" style:font-name-complex="Tahoma" style:font-size-complex="14pt" style:font-style-complex="italic" style:font-weight-complex="normal"/>
    </style:style>
    <style:style style:name="T40" style:family="text">
      <style:text-properties style:font-name="Tahoma" fo:font-size="14pt" fo:language="en" fo:country="US" fo:font-weight="normal" fo:background-color="#ffffff" loext:char-shading-value="0" style:font-size-asian="14pt" style:font-weight-asian="normal" style:font-name-complex="Tahoma" style:font-size-complex="14pt" style:font-style-complex="italic" style:font-weight-complex="normal"/>
    </style:style>
    <style:style style:name="T41" style:family="text">
      <style:text-properties style:font-name="Tahoma" fo:font-size="14pt" fo:language="en" fo:country="US" fo:font-style="normal" fo:font-weight="normal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42" style:family="text">
      <style:text-properties style:font-name="Tahoma" fo:font-size="14pt" fo:language="ru" fo:country="RU" style:font-size-asian="14pt" style:font-name-complex="Tahoma" style:font-size-complex="14pt"/>
    </style:style>
    <style:style style:name="T43" style:family="text">
      <style:text-properties style:font-name="Tahoma" fo:font-size="14pt" fo:language="ru" fo:country="RU" fo:font-style="normal" fo:font-weight="normal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44" style:family="text">
      <style:text-properties style:font-name="Tahoma" fo:font-size="14pt" fo:font-style="normal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T45" style:family="text">
      <style:text-properties style:font-name="Tahoma" fo:font-size="14pt" fo:font-style="normal" fo:font-weight="normal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46" style:family="text">
      <style:text-properties fo:language="ru" fo:country="RU" officeooo:rsid="00206b1a"/>
    </style:style>
    <style:style style:name="T47" style:family="text">
      <style:text-properties officeooo:rsid="00217b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2">PERSONAL</text:span><text:span text:style-name="T1"> INFORMATION</text:span><text:span text:style-name="T25"> </text:span></text:p>
      <text:p text:style-name="P15">Andrey Vakhrushev</text:p>
      <text:p text:style-name="P14"><text:span text:style-name="T27">Minsk, Minsk Province, Belarus</text:span></text:p>
      <text:p text:style-name="P15">Date of Birth: 1988/21/11</text:p>
      <text:p text:style-name="P15">Marital Status: not married</text:p>
      <text:p text:style-name="P15">Citizenship: Ukraine</text:p>
      <text:p text:style-name="P15">Phone: +375 29 842 49 50</text:p>
      <text:p text:style-name="P14"><text:span text:style-name="T27">E-mail: </text:span><text:a xlink:type="simple" xlink:href="mailto:vakhrushev1988@gmail.com" text:style-name="Internet_20_link" text:visited-style-name="Visited_20_Internet_20_Link"><text:span text:style-name="Internet_20_link"><text:span text:style-name="T27">vakhrushev1988@gmail.com</text:span></text:span></text:a></text:p>
      <text:p text:style-name="P15">Skype: andreich_1988</text:p>
      <text:p text:style-name="P14"><text:span text:style-name="T27">Github account: </text:span><text:a xlink:type="simple" xlink:href="https://github.com/andreich2013/" text:style-name="Internet_20_link" text:visited-style-name="Visited_20_Internet_20_Link"><text:span text:style-name="Internet_20_link"><text:span text:style-name="T27">https://github.com/andreich2013/</text:span></text:span></text:a><text:span text:style-name="T27"><text:tab/></text:span></text:p>
      <text:p text:style-name="P15"/>
      <text:p text:style-name="P14"><text:span text:style-name="T3">OBJECTIVE</text:span><text:span text:style-name="T26"> </text:span></text:p>
      <text:p text:style-name="P16">Software engineer, <text:span text:style-name="T47">middle to senior</text:span> developer</text:p>
      <text:p text:style-name="P16"/>
      <text:p text:style-name="P17">SUMMARY OF QUALIFICATIONS</text:p>
      <text:p text:style-name="Standard"><text:span text:style-name="T31">More than 3 years of experience in web programming </text:span><text:span text:style-name="T32">(JavaScript, PHP, HTML/HTML 5, CSS).</text:span></text:p>
      <text:p text:style-name="P3">Strong experience in development of web projects with varying complexity, including highload projects.</text:p>
      <text:p text:style-name="Standard"><text:span text:style-name="T31">Expert in JavaScript, JQuery, Backbone, </text:span><text:span text:style-name="T32">LESS, SCSS, HTML5</text:span><text:span text:style-name="T31">.</text:span></text:p>
      <text:p text:style-name="Standard"><text:span text:style-name="T7">Effectively organize and prioritize multiple complex tasks, interact creatively and achieve results in a dynamic environment.</text:span><text:span text:style-name="T4"> </text:span></text:p>
      <text:p text:style-name="P16"/>
      <text:p text:style-name="P14"><text:span text:style-name="T3">EDUCATION</text:span><text:span text:style-name="T26"> </text:span></text:p>
      <text:p text:style-name="P14"><text:span text:style-name="T8">Kharkiv institute of trade and economy of Kyiv national university of trade and economy</text:span><text:span text:style-name="T28"> </text:span></text:p>
      <text:p text:style-name="P16">2008 – 2011 Diploma in “Enterprise economy”. Qualified as specialist.</text:p>
      <text:p text:style-name="P16">Mariupol technical secondary school of electromechanic </text:p>
      <text:p text:style-name="P14"><text:span text:style-name="T28">20</text:span><text:span text:style-name="T29">06</text:span><text:span text:style-name="T28"> – 20</text:span><text:span text:style-name="T29">08</text:span><text:span text:style-name="T28"> Diploma in “Enterprise marketing activity”. Qualified as junior specialist.</text:span></text:p>
      <text:p text:style-name="P17"/>
      <text:p text:style-name="P17">WORK EXPERIENCE</text:p>
      <text:p text:style-name="P19">February 2014 – present: Exadel, Inc.</text:p>
      <text:p text:style-name="Standard"><text:tab/><text:span text:style-name="T34">-</text:span><text:span text:style-name="T35"> application widgets: isolated parts of application giving access to one <text:tab/>aspect: acl, calendar, client segmentation, assets allocation, etc. Was <text:tab/>implemented using basic Backbone features.</text:span></text:p>
      <text:p text:style-name="P8"><text:tab/>- activities page: page with several widgets, which gives ability to <text:tab/>rearrange and save positions of widgets, uses core Backbone features <text:tab/>and jQuery events for dragging.</text:p>
      <text:p text:style-name="P8"><text:tab/>- todo's widget: gives access to list of todo items of user. Implemented <text:tab/>with core Backbone features.</text:p>
      <text:p text:style-name="P8"><text:tab/>- HTML markup for numerous parts of application: Backbone template <text:soft-page-break/><text:tab/>system.</text:p>
      <text:p text:style-name="P8"><text:tab/>- Database indexes section: section gives ability to edit database <text:tab/>indexes for collections. Was implemented using core Backbone features.</text:p>
      <text:p text:style-name="P10"><text:tab/>- Files managing dialog: section gives ability to upload, edit, delete files <text:tab/>in databases. Was implemented using core Backbone features like <text:tab/>isolated widget which can integrate in any section of project, which <text:tab/>using it's own files REST API.</text:p>
      <text:p text:style-name="P9"><text:tab/>- developed registration center of accounts (part of functional) for <text:s/><text:tab/>internal corporative trade operations records system for GHX <text:tab/>company. <text:span text:style-name="T30">Cann't provide more information. DNA</text:span></text:p>
      <text:p text:style-name="P8"><text:tab/>- develope<text:span text:style-name="T30">d</text:span> portal for Deloitte: Angular components for viewing one</text:p>
      <text:p text:style-name="Standard"><text:span text:style-name="T35"><text:tab/>style/one way of using </text:span><text:span text:style-name="T27">different bookkeeping <text:tab/>modules. </text:span><text:span text:style-name="T37">Cann't provide <text:tab/>more information. DNA</text:span></text:p>
      <text:p text:style-name="Standard"><text:span text:style-name="T27"><text:tab/>- also in free time develop chess engine</text:span><text:span text:style-name="T42">:</text:span><text:span text:style-name="T27"> <text:tab/></text:span><text:a xlink:type="simple" xlink:href="https://github.com/andreich2013/bitChess" text:style-name="Internet_20_link" text:visited-style-name="Visited_20_Internet_20_Link"><text:span text:style-name="Internet_20_link"><text:span text:style-name="T27">https://github.com/andreich2013/bitChess/</text:span></text:span></text:a><text:span text:style-name="T27"> have almost made logic, <text:tab/>next step – want to write AI for this engine; logic for storage states <text:tab/>based on bitwise operations </text:span></text:p>
      <text:p text:style-name="P5"><text:tab/>- Bugfixing<text:tab/></text:p>
      <text:p text:style-name="P13"><text:span text:style-name="T8"><text:tab/>Projects: ,</text:span><text:a xlink:type="simple" xlink:href="https://appery.io/" text:style-name="Internet_20_link" text:visited-style-name="Visited_20_Internet_20_Link"><text:span text:style-name="Internet_20_link"><text:span text:style-name="T22">https://appery.io/</text:span></text:span></text:a><text:span text:style-name="T8"> </text:span><text:a xlink:type="simple" xlink:href="http://ghx.com/" text:style-name="Internet_20_link" text:visited-style-name="Visited_20_Internet_20_Link"><text:span text:style-name="Internet_20_link"><text:span text:style-name="T35">http://ghx.com/</text:span></text:span></text:a><text:span text:style-name="Internet_20_link"><text:span text:style-name="T17">, <text:tab/></text:span></text:span><text:a xlink:type="simple" xlink:href="http://www2.deloitte.com/" text:style-name="Internet_20_link" text:visited-style-name="Visited_20_Internet_20_Link"><text:span text:style-name="Internet_20_link"><text:span text:style-name="T23">http://www2.deloitte.com/</text:span></text:span></text:a></text:p>
      <text:p text:style-name="P19">July 2013 – January 2014: Ebola Communications Agency </text:p>
      <text:p text:style-name="Standard"><text:tab/><text:span text:style-name="T35">- Development UI part – markup, javascript logic, different widgets</text:span></text:p>
      <text:p text:style-name="Standard"><text:span text:style-name="T28"><text:tab/>- Development easy, simple backend — </text:span><text:a xlink:type="simple" xlink:href="http://ebola.agency/" text:style-name="Internet_20_link" text:visited-style-name="Visited_20_Internet_20_Link"><text:span text:style-name="Internet_20_link"><text:span text:style-name="T28">http://ebola.agency/</text:span></text:span></text:a></text:p>
      <text:list xml:id="list4111808626835910612" text:style-name="WW8Num2">
        <text:list-item>
          <text:p text:style-name="P12"><text:span text:style-name="T35">- Development core features of UI:</text:span><text:span text:style-name="T39">canvas images constructor: </text:span><text:a xlink:type="simple" xlink:href="http://kobzar.kyivstar.ua/main/en/constructors.html" text:style-name="Internet_20_link" text:visited-style-name="Visited_20_Internet_20_Link"><text:span text:style-name="Internet_20_link"><text:span text:style-name="T39">http://kobzar.kyivstar.ua/main/en/constructors.html</text:span></text:span></text:a><text:span text:style-name="T39"> - project gives ability to create and design custom poster, t-short or write down letter Shevchenko handwriting. Implemented with core Kineticjs features. Was used jQuery, Underscore, pattern Observer.</text:span></text:p>
        </text:list-item>
        <text:list-item>
          <text:p text:style-name="P12"><text:span text:style-name="T39">HTML5 Video fullscreen widget: </text:span><text:a xlink:type="simple" xlink:href="http://ebola.agency/" text:style-name="Internet_20_link" text:visited-style-name="Visited_20_Internet_20_Link"><text:span text:style-name="Internet_20_link"><text:span text:style-name="T39">http://ebola.agency/</text:span></text:span></text:a><text:span text:style-name="T39"> </text:span></text:p>
        </text:list-item>
        <text:list-item>
          <text:p text:style-name="P12"><text:span text:style-name="T39">animated clock: <text:s/>Was implemented using canvas - </text:span><text:a xlink:type="simple" xlink:href="http://magne-relax-v3.stage.ddm-studio.com/" text:style-name="Internet_20_link" text:visited-style-name="Visited_20_Internet_20_Link"><text:span text:style-name="Internet_20_link"><text:span text:style-name="T40">http://magne-relax-v3.stage.ddm-studio.com/</text:span></text:span></text:a></text:p>
        </text:list-item>
        <text:list-item>
          <text:p text:style-name="P12"><text:span text:style-name="Internet_20_link"><text:span text:style-name="T10">special mention about</text:span></text:span><text:span text:style-name="Internet_20_link"><text:span text:style-name="T11"> </text:span></text:span><text:a xlink:type="simple" xlink:href="http://production-digital.com/" text:style-name="Internet_20_link" text:visited-style-name="Visited_20_Internet_20_Link"><text:span text:style-name="Internet_20_link"><text:span text:style-name="T18">http://production-digital.com/</text:span></text:span></text:a><text:span text:style-name="Internet_20_link"><text:span text:style-name="T11"> </text:span></text:span><text:span text:style-name="Internet_20_link"><text:span text:style-name="T10">on</text:span></text:span><text:span text:style-name="Internet_20_link"><text:span text:style-name="T11"> </text:span></text:span><text:a xlink:type="simple" xlink:href="http://www.awwwards.com/" text:style-name="Internet_20_link" text:visited-style-name="Visited_20_Internet_20_Link"><text:span text:style-name="Internet_20_link"><text:span text:style-name="T21">http://www.awwwards.com/</text:span></text:span></text:a><text:span text:style-name="Internet_20_link"><text:span text:style-name="T10">:</text:span></text:span><text:span text:style-name="Internet_20_link"><text:span text:style-name="T11"> </text:span></text:span><text:a xlink:type="simple" xlink:href="http://www.awwwards.com/best-websites/agl-digital-production-portfolio/" text:style-name="Internet_20_link" text:visited-style-name="Visited_20_Internet_20_Link"><text:span text:style-name="Internet_20_link"><text:span text:style-name="T18">http://www.awwwards.com/best-websites/agl-digital-production-portfolio/</text:span></text:span></text:a></text:p>
        </text:list-item>
      </text:list>
      <text:p text:style-name="P14"><text:span text:style-name="T8"><text:tab/></text:span><text:span text:style-name="T9">- Bugfixing</text:span></text:p>
      <text:p text:style-name="P14"><text:span text:style-name="T8"><text:tab/>Projects: </text:span><text:a xlink:type="simple" xlink:href="http://kobzar.kyivstar.ua/main/en/constructors.html" text:style-name="Internet_20_link" text:visited-style-name="Visited_20_Internet_20_Link"><text:span text:style-name="Internet_20_link"><text:span text:style-name="T19">http://kobzar.kyivstar.ua/main/en/constructors.html</text:span></text:span></text:a><text:span text:style-name="T8">, <text:tab/></text:span><text:a xlink:type="simple" xlink:href="http://production-digital.com/" text:style-name="Internet_20_link" text:visited-style-name="Visited_20_Internet_20_Link"><text:span text:style-name="Internet_20_link"><text:span text:style-name="T24">http://production-digital.com/</text:span></text:span></text:a><text:span text:style-name="T8">,</text:span><text:span text:style-name="T8"> </text:span><text:span text:style-name="T8"><text:s/></text:span><text:a xlink:type="simple" xlink:href="http://ebola.agency/" text:style-name="Internet_20_link" text:visited-style-name="Visited_20_Internet_20_Link"><text:span text:style-name="Internet_20_link"><text:span text:style-name="T35">http://ebola.agency/</text:span></text:span></text:a><text:span text:style-name="T8">, <text:tab/></text:span><text:a xlink:type="simple" xlink:href="http://sunny7.ua/recipes" text:style-name="Internet_20_link" text:visited-style-name="Visited_20_Internet_20_Link"><text:span text:style-name="Internet_20_link"><text:span text:style-name="T35">http://sunny7.ua/recipes</text:span></text:span></text:a><text:span text:style-name="T8">, </text:span><text:a xlink:type="simple" xlink:href="http://sunny7mobile.stage.ddm-studio.com/" text:style-name="Internet_20_link" text:visited-style-name="Visited_20_Internet_20_Link"><text:span text:style-name="Internet_20_link"><text:span text:style-name="T35">http://sunny7mobile.stage.ddm-studio.com/</text:span></text:span></text:a><text:span text:style-name="T14"> <text:tab/></text:span><text:span text:style-name="T8">(just markup), </text:span><text:a xlink:type="simple" xlink:href="http://magne-relax-v3.stage.ddm-studio.com/" text:style-name="Internet_20_link" text:visited-style-name="Visited_20_Internet_20_Link"><text:span text:style-name="Internet_20_link"><text:span text:style-name="T35">http://magne-relax-v3.stage.ddm-studio.com/</text:span></text:span></text:a></text:p>
      <text:p text:style-name="P19">September 2012 – June 2013: MariupolCity.com</text:p>
      <text:p text:style-name="P5"><text:tab/>- Development UI part – markup, javascript logic, different widgets</text:p>
      <text:p text:style-name="Standard"><text:span text:style-name="T8"><text:tab/>- had teached 2 junior </text:span><text:span text:style-name="T9">UI developers</text:span></text:p>
      <text:p text:style-name="P5"><text:tab/>- Development core features of UI:</text:p>
      <text:list xml:id="list7201443178253206855" text:style-name="WW8Num3">
        <text:list-item>
          <text:p text:style-name="P2"><text:soft-page-break/><text:span text:style-name="T8">marked up, implemented canvas animation </text:span><text:a xlink:type="simple" xlink:href="http://nomadic.ru/" text:style-name="Internet_20_link" text:visited-style-name="Visited_20_Internet_20_Link"><text:span text:style-name="Internet_20_link"><text:span text:style-name="T8">http://nomadic.ru/</text:span></text:span></text:a></text:p>
        </text:list-item>
      </text:list>
      <text:p text:style-name="P1"><text:span text:style-name="T8"><text:tab/>Projects: </text:span><text:a xlink:type="simple" xlink:href="http://nomadic.ru/" text:style-name="Internet_20_link" text:visited-style-name="Visited_20_Internet_20_Link"><text:span text:style-name="Internet_20_link"><text:span text:style-name="T8">http://nomadic.ru/</text:span></text:span></text:a><text:span text:style-name="T8">, </text:span><text:a xlink:type="simple" xlink:href="http://russilver.ru/" text:style-name="Internet_20_link" text:visited-style-name="Visited_20_Internet_20_Link"><text:span text:style-name="Internet_20_link"><text:span text:style-name="T8">http://russilver.ru/</text:span></text:span></text:a></text:p>
      <text:p text:style-name="Standard"><text:span text:style-name="T8">September 2011 – April 2012: </text:span><text:span text:style-name="T8">Sole trader business by Mystrenko, Kharkov</text:span></text:p>
      <text:p text:style-name="P5"><text:tab/>- keeping in finished goods warehouse</text:p>
      <text:p text:style-name="P5"><text:tab/>- inventory of retail stores</text:p>
      <text:p text:style-name="P5"><text:tab/>- modified «1С Enterprise 7.7» for the peculiarities of the enterprise<text:tab/></text:p>
      <text:p text:style-name="Standard"><text:span text:style-name="T8">April 2009 – June 2010: <text:s/>McDonald´s Ukraine</text:span><text:span text:style-name="T14">,</text:span><text:span text:style-name="T8"> Ltd</text:span></text:p>
      <text:p text:style-name="P5"><text:tab/>- cooking food</text:p>
      <text:p text:style-name="P5"><text:tab/>- sale of products through the cash register</text:p>
      <text:p text:style-name="P5">July 2008 – February 2009: PrivatBank, Kharkov Branch</text:p>
      <text:p text:style-name="P5"><text:tab/>- issuing and monitoring loans to small and medium business</text:p>
      <text:p text:style-name="P19"/>
      <text:p text:style-name="P17">TECHNICAL SKILLS</text:p>
      <text:p text:style-name="Standard"><text:tab/><text:span text:style-name="T44">Programming languages and technologies</text:span><text:span text:style-name="T45">: JavaScript, PHP, Shell, <text:tab/>Bash, SQL, JSON, XML, HTML/HTML 5, CSS2/3, Less CSS, SCSS, </text:span><text:span text:style-name="T41">1C <text:tab/>Enterprise, </text:span><text:span text:style-name="T45">Ajax</text:span></text:p>
      <text:p text:style-name="Standard"><text:span text:style-name="T45"><text:tab/></text:span><text:span text:style-name="T44">Operating Systems</text:span><text:span text:style-name="T45">: Windows, Linux</text:span></text:p>
      <text:p text:style-name="Standard"><text:span text:style-name="T45"><text:tab/></text:span><text:span text:style-name="T44">Programming practices</text:span><text:span text:style-name="T45">: OOP design principles and patterns, code <text:tab/>refactoring, unit testing, performance profiling and tuning</text:span></text:p>
      <text:p text:style-name="Standard"><text:span text:style-name="T45"><text:tab/></text:span><text:span text:style-name="T44">Frameworks and Libraries</text:span><text:span text:style-name="T45">: </text:span><text:span text:style-name="T41">AngularJs, </text:span><text:span text:style-name="T20">Angular Material</text:span><text:span text:style-name="T41">, Require, <text:tab/>Backbone, Bootstrap CSS, jQuery</text:span><text:span text:style-name="T45">, </text:span><text:span text:style-name="T41">j</text:span><text:span text:style-name="T45">Query </text:span><text:span text:style-name="T41">UI, Kinetic</text:span><text:span text:style-name="T43">j</text:span><text:span text:style-name="T41">s, Jasmine,</text:span><text:span text:style-name="T45"> </text:span><text:span text:style-name="T41">Google <text:tab/>API</text:span></text:p>
      <text:p text:style-name="Standard"><text:span text:style-name="T45"><text:tab/></text:span><text:span text:style-name="T44">Development Environments and Tools</text:span><text:span text:style-name="T45">: </text:span><text:span text:style-name="T41">Grunt, VPN (Open/Cisco), <text:tab/>NetBeans</text:span><text:span text:style-name="T45">, Intellij</text:span><text:span text:style-name="T41"> Idea/PhpStorm/WebStorm,</text:span><text:span text:style-name="T45"> </text:span><text:span text:style-name="T41">Open Server</text:span><text:span text:style-name="T45">, </text:span><text:span text:style-name="T41">Robomongo, <text:tab/>FileZilla, Git Bash, Visual Studio</text:span></text:p>
      <text:p text:style-name="Standard"><text:span text:style-name="T45"><text:tab/></text:span><text:span text:style-name="T44">Application/Web Servers</text:span><text:span text:style-name="T45">: Apache, Nginx, </text:span><text:span text:style-name="T41">jBoss, IIS</text:span></text:p>
      <text:p text:style-name="Standard"><text:span text:style-name="T45"><text:tab/></text:span><text:span text:style-name="T44">Source Control Systems</text:span><text:span text:style-name="T45">: <text:s/>SVN, Git, </text:span><text:span text:style-name="T41">TFS</text:span></text:p>
      <text:p text:style-name="Standard"><text:span text:style-name="T45"><text:tab/></text:span><text:span text:style-name="T44">Databases</text:span><text:span text:style-name="T45">: MySQL, PostgreSQL, MongoDB</text:span></text:p>
      <text:p text:style-name="P11"/>
      <text:p text:style-name="P18">OTHER SLILLS</text:p>
      <text:p text:style-name="Standard"><text:span text:style-name="T5"><text:tab/></text:span><text:span text:style-name="T12">Languages: </text:span></text:p>
      <text:list xml:id="list3251590623491773173" text:style-name="WW8Num4">
        <text:list-item>
          <text:p text:style-name="P6">Russian: Native. Thorough familiarity. </text:p>
        </text:list-item>
        <text:list-item>
          <text:p text:style-name="P6">English: Reading, writing and speaking ability. Intermediate level.</text:p>
        </text:list-item>
        <text:list-item>
          <text:p text:style-name="P6">Ukrainian: Fluent reading, writing and speaking ability.</text:p>
        </text:list-item>
      </text:list>
      <text:p text:style-name="Standard"><text:span text:style-name="T6"><text:tab/></text:span><text:span text:style-name="T12">Hobbies:</text:span></text:p>
      <text:p text:style-name="Standard"><text:span text:style-name="T6"><text:tab/><text:tab/></text:span><text:span text:style-name="T13">Football, voleyball, activity in rest camp, active rest.</text:span></text:p>
      <text:p text:style-name="P7"><text:tab/></text:p>
      <text:p text:style-name="P4"><text:tab/></text:p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Mangal1" svg:font-family="Mangal"/>
    <style:font-face style:name="OpenSymbol" svg:font-family="OpenSymbol, 'Arial Unicode MS'"/>
    <style:font-face style:name="Symbol" svg:font-family="Symbol"/>
    <style:font-face style:name="Tahoma1" svg:font-family="Tahoma"/>
    <style:font-face style:name="Andale Sans UI" svg:font-family="'Andale Sans UI', 'Arial Unicode MS'" style:font-pitch="variable"/>
    <style:font-face style:name="Tahoma2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zxx" fo:country="none" style:letter-kerning="true" style:font-name-asian="Andale Sans UI" style:font-family-asian="'Andale Sans UI', 'Arial Unicode MS'" style:font-pitch-asian="variable" style:font-size-asian="12pt" style:language-asian="zxx" style:country-asian="none" style:font-name-complex="Tahoma2" style:font-family-complex="Tahoma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, 'Arial Unicode MS'" style:font-pitch-asian="variable" style:font-size-asian="14pt" style:font-name-complex="Tahoma2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_28_user_29_" style:display-name="Heading (user)" style:family="paragraph" style:parent-style-name="Heading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O-normal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/>
      <style:text-properties fo:color="#000000" style:font-name="Arial" fo:font-family="Arial" style:font-family-generic="swiss" style:font-pitch="variable" fo:font-size="11pt" fo:language="uk" fo:country="UA" style:letter-kerning="true" style:font-name-asian="Times New Roman" style:font-family-asian="'Times New Roman'" style:font-family-generic-asian="roman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Quotations_20__28_user_29_" style:display-name="Quotations (user)" style:family="paragraph" style:parent-style-name="Standard">
      <style:paragraph-properties fo:margin-left="1cm" fo:margin-right="1cm" fo:margin-top="0cm" fo:margin-bottom="0.499cm" loext:contextual-spacing="false" fo:text-indent="0cm" style:auto-text-indent="false"/>
    </style:style>
    <style:style style:name="Title_20__28_user_29_" style:display-name="Title (user)" style:family="paragraph" style:parent-style-name="Heading_20__28_user_29_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2.515cm" fo:text-indent="-0.635cm" fo:margin-left="2.515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3.15cm" fo:text-indent="-0.635cm" fo:margin-left="3.1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3.785cm" fo:text-indent="-0.635cm" fo:margin-left="3.785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2cm" fo:text-indent="-0.635cm" fo:margin-left="4.42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5.055cm" fo:text-indent="-0.635cm" fo:margin-left="5.055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5.69cm" fo:text-indent="-0.635cm" fo:margin-left="5.69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25cm" fo:text-indent="-0.635cm" fo:margin-left="6.325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6.96cm" fo:text-indent="-0.635cm" fo:margin-left="6.96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7.595cm" fo:text-indent="-0.635cm" fo:margin-left="7.59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dc:date>2016-02-26T12:42:01.209000000</dc:date>
    <meta:editing-cycles>11</meta:editing-cycles>
    <meta:editing-duration>P1DT7H13M44S</meta:editing-duration>
    <meta:generator>LibreOffice/4.4.2.2$Windows_x86 LibreOffice_project/c4c7d32d0d49397cad38d62472b0bc8acff48dd6</meta:generator>
    <meta:document-statistic meta:table-count="0" meta:image-count="0" meta:object-count="0" meta:page-count="3" meta:paragraph-count="79" meta:word-count="682" meta:character-count="5434" meta:non-whitespace-character-count="4736"/>
    <meta:user-defined meta:name="Info 1"/>
    <meta:user-defined meta:name="Info 2"/>
    <meta:user-defined meta:name="Info 3"/>
    <meta:user-defined meta:name="Info 4"/>
  </office:meta>
</office:document-meta>
</file>